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9.0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5" style:family="table-cell" style:parent-style-name="Default" style:data-style-name="N37"/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3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MASSIMALI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iorno</text:p>
          </table:table-cell>
          <table:table-cell office:value-type="string" calcext:value-type="string">
            <text:p>Flessioni</text:p>
          </table:table-cell>
          <table:table-cell office:value-type="string" calcext:value-type="string">
            <text:p>Trazioni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Chinup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7-11-17" calcext:value-type="date">
            <text:p>17/11/1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12-27" calcext:value-type="date">
            <text:p>27/12/1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01-12" calcext:value-type="date">
            <text:p>12/01/1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02-28" calcext:value-type="date">
            <text:p>28/02/1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04-28" calcext:value-type="date">
            <text:p>28/04/18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06-30" calcext:value-type="date">
            <text:p>30/06/1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8-07-27" calcext:value-type="date">
            <text:p>27/07/1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8-09-26" calcext:value-type="date">
            <text:p>26/09/18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5" office:value-type="date" office:date-value="2018-09-27" calcext:value-type="date">
            <text:p>27/09/18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5" office:value-type="date" office:date-value="2018-10-09" calcext:value-type="date">
            <text:p>09/10/18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5" office:value-type="date" office:date-value="2018-10-11" calcext:value-type="date">
            <text:p>11/10/1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" office:value-type="date" office:date-value="2018-10-16" calcext:value-type="date">
            <text:p>16/10/18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5" office:value-type="date" office:date-value="2018-10-18" calcext:value-type="date">
            <text:p>18/10/18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lessioni" table:style-name="ta1">
        <table:shapes>
          <draw:frame draw:z-index="0" draw:name="Grafico 1" draw:style-name="gr1" svg:width="140.97mm" svg:height="79.34mm" svg:x="0mm" svg:y="0mm">
            <draw:object draw:notify-on-update-of-ranges="Sheet1.A4:Sheet1.A20 Sheet1.B3:Sheet1.B3 Sheet1.B4:Sheet1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zioni" table:style-name="ta1">
        <table:shapes>
          <draw:frame draw:z-index="0" draw:name="Grafico 1" draw:style-name="gr1" svg:width="145.83mm" svg:height="82.08mm" svg:x="1.33mm" svg:y="0.26mm">
            <draw:object draw:notify-on-update-of-ranges="Sheet1.A4:Sheet1.A20 Sheet1.C3:Sheet1.C3 Sheet1.C4:Sheet1.C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/00/0000</text:date>, <text:time style:data-style-name="N2" text:time-value="11:13:53.434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meta:initial-creator>Alberto</meta:initial-creator>
    <meta:creation-date>2017-10-20T23:41:04Z</meta:creation-date>
    <dc:date>2018-10-18T11:21:00.310000000</dc:date>
    <meta:editing-cycles>11</meta:editing-cycles>
    <meta:editing-duration>PT3H58M49S</meta:editing-duration>
    <meta:document-statistic meta:table-count="3" meta:cell-count="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treat-empty-cells="ignore"/>
      <style:graphic-properties svg:stroke-width="0.026cm" svg:stroke-color="#b3b3b3" draw:fill="none"/>
    </style:style>
    <style:style style:name="ch4" style:family="chart" style:data-style-name="N3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ed1c24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4.098cm" svg:height="7.935cm" xlink:href=".." xlink:type="simple" chart:class="chart:scatter" chart:style-name="ch1">
        <chart:legend chart:legend-position="end" svg:x="11.563cm" svg:y="3.694cm" style:legend-expansion="high" chart:style-name="ch2"/>
        <chart:plot-area chart:style-name="ch3" table:cell-range-address="Sheet1.A4:Sheet1.B20 Sheet1.B3:Sheet1.B3" chart:data-source-has-labels="row" svg:x="0.281cm" svg:y="0.158cm" svg:width="10.815cm" svg:height="7.618cm">
          <chartooo:coordinate-region svg:x="0.969cm" svg:y="0.331cm" svg:width="9.437cm" svg:height="6.8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20" chart:label-cell-address="Sheet1.B3:Sheet1.B3" chart:class="chart:scatter">
            <chart:domain table:cell-range-address="Sheet1.A4:Sheet1.A20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lessioni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056">
                <text:p>43056</text:p>
                <draw:g>
                  <svg:desc>Sheet1.A4:Sheet1.A20</svg:desc>
                </draw:g>
              </table:table-cell>
              <table:table-cell office:value-type="float" office:value="18">
                <text:p>18</text:p>
                <draw:g>
                  <svg:desc>Sheet1.B4:Sheet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096">
                <text:p>430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112">
                <text:p>431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159">
                <text:p>431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218">
                <text:p>432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281">
                <text:p>432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308">
                <text:p>433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369">
                <text:p>4336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370">
                <text:p>433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382">
                <text:p>433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384">
                <text:p>433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389">
                <text:p>433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391">
                <text:p>433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treat-empty-cells="ignore"/>
      <style:graphic-properties svg:stroke-width="0.026cm" svg:stroke-color="#b3b3b3" draw:fill="none"/>
    </style:style>
    <style:style style:name="ch4" style:family="chart" style:data-style-name="N3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4.584cm" svg:height="8.209cm" xlink:href=".." xlink:type="simple" chart:class="chart:scatter" chart:style-name="ch1">
        <chart:legend chart:legend-position="end" svg:x="12.129cm" svg:y="3.831cm" style:legend-expansion="high" chart:style-name="ch2"/>
        <chart:plot-area chart:style-name="ch3" table:cell-range-address="Sheet1.A4:Sheet1.A20 Sheet1.C3:Sheet1.C20" chart:data-source-has-labels="row" svg:x="0.291cm" svg:y="0.164cm" svg:width="11.44cm" svg:height="7.88cm">
          <chartooo:coordinate-region svg:x="0.979cm" svg:y="0.338cm" svg:width="10.062cm" svg:height="7.1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20" chart:label-cell-address="Sheet1.C3:Sheet1.C3" chart:class="chart:scatter">
            <chart:domain table:cell-range-address="Sheet1.A4:Sheet1.A20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Trazioni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056">
                <text:p>43056</text:p>
                <draw:g>
                  <svg:desc>Sheet1.A4:Sheet1.A20</svg:desc>
                </draw:g>
              </table:table-cell>
              <table:table-cell office:value-type="float" office:value="6">
                <text:p>6</text:p>
                <draw:g>
                  <svg:desc>Sheet1.C4:Sheet1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096">
                <text:p>430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112">
                <text:p>431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159">
                <text:p>431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218">
                <text:p>432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281">
                <text:p>432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308">
                <text:p>43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369">
                <text:p>43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370">
                <text:p>43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382">
                <text:p>433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384">
                <text:p>43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389">
                <text:p>43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391">
                <text:p>43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